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13" draw:layer="layout" svg:width="25.199cm" svg:height="7.315cm" svg:x="1.4cm" svg:y="5.485cm" presentation:class="outline" presentation:user-transformed="true">
          <draw:text-box>
            <text:p text:style-name="P13"><text:span text:style-name="T4">Идентификация конфигурации ПО:</text:span></text:p>
            <text:list text:style-name="L2">
              <text:list-item>
                <text:p text:style-name="P13"><text:span text:style-name="T4">идентифицирует элементы, подлежащие контролю;</text:span></text:p>
              </text:list-item>
              <text:list-item>
                <text:p text:style-name="P13"><text:span text:style-name="T4">устанавливает схемы идентификации элементов и их версий;</text:span></text:p>
              </text:list-item>
              <text:list-item>
                <text:p text:style-name="P13"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 text:style-name="P13"><text:span text:style-name="T4">Эти мероприятия обеспечивают основу процессов SC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Идентификация элементов, подлежащих контролю</text:span></text:p>
          </draw:text-box>
        </draw:frame>
        <draw:frame presentation:style-name="pr3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15" draw:layer="layout" svg:width="25.199cm" svg:height="1.423cm" svg:x="1.4cm" svg:y="0.603cm" presentation:class="title" presentation:user-transformed="true">
          <draw:text-box>
            <text:p text:style-name="P15"><text:span text:style-name="T5">Библиотеки ПО</text:span></text:p>
          </draw:text-box>
        </draw:frame>
        <draw:frame presentation:style-name="pr3" draw:text-style-name="P13" draw:layer="layout" svg:width="25.199cm" svg:height="12.311cm" svg:x="1.363cm" svg:y="2.5cm" presentation:class="outline" presentation:user-transformed="true">
          <draw:text-box>
            <text:p text:style-name="P13"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 text:style-name="P13"><text:span text:style-name="T4">Может использоваться несколько типов библиотек:</text:span></text:p>
            <text:list text:style-name="L2">
              <text:list-item>
                <text:p text:style-name="P13"><text:span text:style-name="T4">рабочая библиотека — для написания кода;</text:span></text:p>
              </text:list-item>
              <text:list-item>
                <text:p text:style-name="P13"><text:span text:style-name="T4">библиотека поддержки — для тестирования;</text:span></text:p>
              </text:list-item>
              <text:list-item>
                <text:p text:style-name="P13"><text:span text:style-name="T4">основная библиотека — для выполнения готового кода.</text:span></text:p>
              </text:list-item>
            </text:list>
            <text:p text:style-name="P13"><text:span text:style-name="T4">С каждой библиотекой связан соответствующий уровень контроля SCM (соответствующий базовый уровень и уровень полномочий на внесение изменений). Безопасность, с точки зрения контроля доступа и средств резервного копирования, является ключевым аспектом управления библиотекой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1T22:02:47.815000000</dc:date>
    <meta:editing-duration>PT17H50M42S</meta:editing-duration>
    <meta:editing-cycles>62</meta:editing-cycles>
    <meta:generator>LibreOffice/7.4.5.1$Windows_X86_64 LibreOffice_project/9c0871452b3918c1019dde9bfac75448afc4b57f</meta:generator>
    <meta:document-statistic meta:object-count="63"/>
  </office:meta>
</office:document-meta>
</file>